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28cm"/>
    </style:style>
    <style:style style:name="co3" style:family="table-column">
      <style:table-column-properties fo:break-before="auto" style:column-width="5.554cm"/>
    </style:style>
    <style:style style:name="co4" style:family="table-column">
      <style:table-column-properties fo:break-before="auto" style:column-width="3.521cm"/>
    </style:style>
    <style:style style:name="co5" style:family="table-column">
      <style:table-column-properties fo:break-before="auto" style:column-width="5.101cm"/>
    </style:style>
    <style:style style:name="co6" style:family="table-column">
      <style:table-column-properties fo:break-before="auto" style:column-width="5.168cm"/>
    </style:style>
    <style:style style:name="co7" style:family="table-column">
      <style:table-column-properties fo:break-before="auto" style:column-width="4.21cm"/>
    </style:style>
    <style:style style:name="co8" style:family="table-column">
      <style:table-column-properties fo:break-before="auto" style:column-width="6.4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fo:border="0.74pt solid #000000"/>
      <style:text-properties fo:color="#c9211e"/>
    </style:style>
    <style:style style:name="ce8" style:family="table-cell" style:parent-style-name="Default" style:data-style-name="N0">
      <style:table-cell-properties fo:border-bottom="0.74pt solid #000000" fo:background-color="#ffff00" fo:border-left="0.74pt solid #000000" fo:border-right="none" fo:border-top="0.74pt solid #000000"/>
    </style:style>
    <style:style style:name="ce9" style:family="table-cell" style:parent-style-name="Default">
      <style:table-cell-properties fo:background-color="#ffff00" fo:border="0.74pt solid #000000"/>
    </style:style>
    <style:style style:name="ce18" style:family="table-cell" style:parent-style-name="Default">
      <style:table-cell-properties fo:border-bottom="0.74pt solid #000000" fo:border-left="none" fo:border-right="none" fo:border-top="0.74pt solid #000000"/>
    </style:style>
    <style:style style:name="ce10" style:family="table-cell" style:parent-style-name="Default">
      <style:table-cell-properties fo:border-bottom="0.74pt solid #000000" fo:background-color="#ffff00" fo:border-left="none" fo:border-right="0.74pt solid #000000" fo:border-top="0.74pt solid #000000"/>
    </style:style>
    <style:style style:name="ce11" style:family="table-cell" style:parent-style-name="Default">
      <style:table-cell-properties fo:border-bottom="0.74pt solid #000000" fo:background-color="#ffff00" fo:border-left="0.74pt solid #000000" fo:border-right="none" fo:border-top="0.74pt solid #000000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4" style:family="table-cell" style:parent-style-name="Default" style:data-style-name="N112"/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5" office:value-type="string" calcext:value-type="string">
            <text:p>Recursos Económicos Familia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10" office:value-type="string" calcext:value-type="string">
            <text:p>€</text:p>
          </table:table-cell>
          <table:table-cell/>
          <table:table-cell office:value-type="string" calcext:value-type="string">
            <text:p>Recursos Económicos Familia´´</text:p>
          </table:table-cell>
          <table:table-cell table:style-name="ce21" office:value-type="float" office:value="50000" calcext:value-type="float">
            <text:p>50000</text:p>
          </table:table-cell>
          <table:table-cell table:style-name="ce21" office:value-type="string" calcext:value-type="string">
            <text:p>€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2">
            <text:p>Comprar</text:p>
          </table:table-cell>
          <table:table-cell table:style-name="ce9" office:value-type="string" calcext:value-type="string">
            <text:p>Bien P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string" calcext:value-type="string">
            <text:p>€/Unidad</text:p>
          </table:table-cell>
          <table:table-cell table:number-columns-repeated="4"/>
        </table:table-row>
        <table:table-row table:style-name="ro1">
          <table:table-cell table:number-columns-repeated="2"/>
          <table:covered-table-cell table:style-name="ce7"/>
          <table:table-cell table:style-name="ce9" office:value-type="string" calcext:value-type="string">
            <text:p>Bien H</text:p>
          </table:table-cell>
          <table:table-cell table:style-name="ce11" office:value-type="float" office:value="500" calcext:value-type="float">
            <text:p>500</text:p>
          </table:table-cell>
          <table:table-cell table:style-name="ce10" office:value-type="string" calcext:value-type="string">
            <text:p>€/Unidad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15" office:value-type="string" calcext:value-type="string">
            <text:p>Coste de oportunidad:</text:p>
          </table:table-cell>
          <table:table-cell table:style-name="ce18" office:value-type="string" calcext:value-type="string">
            <text:p>Se basa en la cantidad a la que hay que renunciar de producir, fabricar, obtener, etc. de otro bien</text:p>
          </table:table-cell>
          <table:table-cell table:style-name="ce18" table:number-columns-repeated="5"/>
          <table:table-cell table:style-name="ce22"/>
        </table:table-row>
      </table:table>
      <table:table table:name="Principal" table:style-name="ta1"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row table:style-name="ro1" table:number-rows-repeated="21">
          <table:table-cell table:number-columns-repeated="13"/>
        </table:table-row>
        <table:table-row table:style-name="ro1" table:number-rows-repeated="3">
          <table:table-cell table:number-columns-repeated="6"/>
          <table:table-cell table:style-name="ce4"/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style-name="ce1" office:value-type="string" calcext:value-type="string">
            <text:p>Bien A</text:p>
          </table:table-cell>
          <table:table-cell table:style-name="ce1" office:value-type="string" calcext:value-type="string">
            <text:p>Bien H</text:p>
          </table:table-cell>
          <table:table-cell table:style-name="ce1" table:formula="of:=CONCATENATE([$Complementaria.F5];[$Datos.D7])" office:value-type="string" office:string-value="Coste de Oportunidad Bien P" calcext:value-type="string">
            <text:p>Coste de Oportunidad Bien P</text:p>
          </table:table-cell>
          <table:table-cell table:style-name="ce1" table:formula="of:=CONCATENATE([$Complementaria.F5];[$Datos.D8])" office:value-type="string" office:string-value="Coste de Oportunidad Bien H" calcext:value-type="string">
            <text:p>Coste de Oportunidad Bien H</text:p>
          </table:table-cell>
          <table:table-cell table:style-name="ce27" table:formula="of:=[$Datos.D7]" office:value-type="string" office:string-value="Bien P" calcext:value-type="string">
            <text:p>Bien P</text:p>
          </table:table-cell>
          <table:table-cell table:style-name="ce27" table:formula="of:=[$Datos.D8]" office:value-type="string" office:string-value="Bien H" calcext:value-type="string">
            <text:p>Bien H</text:p>
          </table:table-cell>
          <table:table-cell table:style-name="ce27" table:formula="of:=CONCATENATE([$Complementaria.F9];&quot; &quot;;[$Complementaria.F5];[$Datos.D7])" office:value-type="string" office:string-value="Nuevo Coste de Oportunidad Bien P" calcext:value-type="string">
            <text:p>Nuevo Coste de Oportunidad Bien P</text:p>
          </table:table-cell>
          <table:table-cell table:style-name="ce27" table:formula="of:=CONCATENATE([$Complementaria.F9];&quot; &quot;;[$Complementaria.F5];[$Datos.D8])" office:value-type="string" office:string-value="Nuevo Coste de Oportunidad Bien H" calcext:value-type="string">
            <text:p>Nuevo Coste de Oportunidad Bien H</text:p>
          </table:table-cell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,00</text:p>
          </table:table-cell>
          <table:table-cell table:style-name="ce1" table:formula="of:=([$Datos.$D$4]-[.F27]*[$Datos.$E$7])/[$Datos.$E$8]" office:value-type="float" office:value="200" calcext:value-type="float">
            <text:p>200,00</text:p>
          </table:table-cell>
          <table:table-cell table:style-name="ce2" office:value-type="string" calcext:value-type="string">
            <text:p>----------------------------------</text:p>
          </table:table-cell>
          <table:table-cell table:style-name="ce1" table:formula="of:=[.F28]-[.F27]" office:value-type="float" office:value="500.000000000001" calcext:value-type="float">
            <text:p>500,00</text:p>
          </table:table-cell>
          <table:table-cell table:style-name="ce28" office:value-type="float" office:value="0" calcext:value-type="float">
            <text:p>0</text:p>
          </table:table-cell>
          <table:table-cell table:style-name="ce1" table:formula="of:=(([$Datos.$D$4]+[$Datos.$H$4])-[.J27]*[$Datos.$E$7])/[$Datos.$E$8]" office:value-type="float" office:value="300" calcext:value-type="float">
            <text:p>300,00</text:p>
          </table:table-cell>
          <table:table-cell table:style-name="ce2" office:value-type="string" calcext:value-type="string">
            <text:p>----------------------------------</text:p>
          </table:table-cell>
          <table:table-cell table:style-name="ce1" table:formula="of:=[.J28]-[.J27]" office:value-type="float" office:value="750.000000000002" calcext:value-type="float">
            <text:p>750,00</text:p>
          </table:table-cell>
        </table:table-row>
        <table:table-row table:style-name="ro1">
          <table:table-cell table:number-columns-repeated="5"/>
          <table:table-cell table:style-name="ce1" table:formula="of:=[Complementaria.D14]*[.$F$37]" office:value-type="float" office:value="500.000000000001" calcext:value-type="float">
            <text:p>500,00</text:p>
          </table:table-cell>
          <table:table-cell table:style-name="ce1" table:formula="of:=([$Datos.$D$4]-[.F28]*[$Datos.$E$7])/[$Datos.$E$8]" office:value-type="float" office:value="99.9999999999998" calcext:value-type="float">
            <text:p>100,00</text:p>
          </table:table-cell>
          <table:table-cell table:style-name="ce1" table:formula="of:=[.G27]-[.G28]" office:value-type="float" office:value="100" calcext:value-type="float">
            <text:p>100,00</text:p>
          </table:table-cell>
          <table:table-cell table:style-name="ce1" table:formula="of:=[.F29]-[.F28]" office:value-type="float" office:value="50" calcext:value-type="float">
            <text:p>50,00</text:p>
          </table:table-cell>
          <table:table-cell table:style-name="ce1" table:formula="of:=[.$J$37]*[$Complementaria.D14]" office:value-type="float" office:value="750.000000000002" calcext:value-type="float">
            <text:p>750,00</text:p>
          </table:table-cell>
          <table:table-cell table:style-name="ce1" table:formula="of:=(([$Datos.$D$4]+[$Datos.$H$4])-[.J28]*[$Datos.$E$7])/[$Datos.$E$8]" office:value-type="float" office:value="150" calcext:value-type="float">
            <text:p>150,00</text:p>
          </table:table-cell>
          <table:table-cell table:style-name="ce1" table:formula="of:=[.K27]-[.K28]" office:value-type="float" office:value="150" calcext:value-type="float">
            <text:p>150,00</text:p>
          </table:table-cell>
          <table:table-cell table:style-name="ce1" table:formula="of:=[.J29]-[.J28]" office:value-type="float" office:value="75.0000000000001" calcext:value-type="float">
            <text:p>75,00</text:p>
          </table:table-cell>
        </table:table-row>
        <table:table-row table:style-name="ro1">
          <table:table-cell table:number-columns-repeated="5"/>
          <table:table-cell table:style-name="ce1" table:formula="of:=[Complementaria.D15]*[.$F$37]" office:value-type="float" office:value="550.000000000001" calcext:value-type="float">
            <text:p>550,00</text:p>
          </table:table-cell>
          <table:table-cell table:style-name="ce1" table:formula="of:=([$Datos.$D$4]-[.F29]*[$Datos.$E$7])/[$Datos.$E$8]" office:value-type="float" office:value="89.9999999999998" calcext:value-type="float">
            <text:p>90,00</text:p>
          </table:table-cell>
          <table:table-cell table:style-name="ce1" table:formula="of:=[.G28]-[.G29]" office:value-type="float" office:value="10" calcext:value-type="float">
            <text:p>10,00</text:p>
          </table:table-cell>
          <table:table-cell table:style-name="ce1" table:formula="of:=[.F30]-[.F29]" office:value-type="float" office:value="50" calcext:value-type="float">
            <text:p>50,00</text:p>
          </table:table-cell>
          <table:table-cell table:style-name="ce1" table:formula="of:=[.$J$37]*[$Complementaria.D15]" office:value-type="float" office:value="825.000000000002" calcext:value-type="float">
            <text:p>825,00</text:p>
          </table:table-cell>
          <table:table-cell table:style-name="ce1" table:formula="of:=(([$Datos.$D$4]+[$Datos.$H$4])-[.J29]*[$Datos.$E$7])/[$Datos.$E$8]" office:value-type="float" office:value="135" calcext:value-type="float">
            <text:p>135,00</text:p>
          </table:table-cell>
          <table:table-cell table:style-name="ce1" table:formula="of:=[.K28]-[.K29]" office:value-type="float" office:value="15" calcext:value-type="float">
            <text:p>15,00</text:p>
          </table:table-cell>
          <table:table-cell table:style-name="ce1" table:formula="of:=[.J30]-[.J29]" office:value-type="float" office:value="74.9999999999999" calcext:value-type="float">
            <text:p>75,00</text:p>
          </table:table-cell>
        </table:table-row>
        <table:table-row table:style-name="ro1">
          <table:table-cell table:number-columns-repeated="5"/>
          <table:table-cell table:style-name="ce1" table:formula="of:=[Complementaria.D16]*[.$F$37]" office:value-type="float" office:value="600.000000000001" calcext:value-type="float">
            <text:p>600,00</text:p>
          </table:table-cell>
          <table:table-cell table:style-name="ce1" table:formula="of:=([$Datos.$D$4]-[.F30]*[$Datos.$E$7])/[$Datos.$E$8]" office:value-type="float" office:value="79.9999999999998" calcext:value-type="float">
            <text:p>80,00</text:p>
          </table:table-cell>
          <table:table-cell table:style-name="ce1" table:formula="of:=[.G29]-[.G30]" office:value-type="float" office:value="10" calcext:value-type="float">
            <text:p>10,00</text:p>
          </table:table-cell>
          <table:table-cell table:style-name="ce1" table:formula="of:=[.F31]-[.F30]" office:value-type="float" office:value="49.999999999999" calcext:value-type="float">
            <text:p>50,00</text:p>
          </table:table-cell>
          <table:table-cell table:style-name="ce1" table:formula="of:=[.$J$37]*[$Complementaria.D16]" office:value-type="float" office:value="900.000000000002" calcext:value-type="float">
            <text:p>900,00</text:p>
          </table:table-cell>
          <table:table-cell table:style-name="ce1" table:formula="of:=(([$Datos.$D$4]+[$Datos.$H$4])-[.J30]*[$Datos.$E$7])/[$Datos.$E$8]" office:value-type="float" office:value="120" calcext:value-type="float">
            <text:p>120,00</text:p>
          </table:table-cell>
          <table:table-cell table:style-name="ce1" table:formula="of:=[.K29]-[.K30]" office:value-type="float" office:value="15" calcext:value-type="float">
            <text:p>15,00</text:p>
          </table:table-cell>
          <table:table-cell table:style-name="ce1" table:formula="of:=[.J31]-[.J30]" office:value-type="float" office:value="74.9999999999985" calcext:value-type="float">
            <text:p>75,00</text:p>
          </table:table-cell>
        </table:table-row>
        <table:table-row table:style-name="ro1">
          <table:table-cell table:number-columns-repeated="5"/>
          <table:table-cell table:style-name="ce1" table:formula="of:=[Complementaria.D17]*[.$F$37]" office:value-type="float" office:value="650" calcext:value-type="float">
            <text:p>650,00</text:p>
          </table:table-cell>
          <table:table-cell table:style-name="ce1" table:formula="of:=([$Datos.$D$4]-[.F31]*[$Datos.$E$7])/[$Datos.$E$8]" office:value-type="float" office:value="70" calcext:value-type="float">
            <text:p>70,00</text:p>
          </table:table-cell>
          <table:table-cell table:style-name="ce1" table:formula="of:=[.G30]-[.G31]" office:value-type="float" office:value="9.9999999999998" calcext:value-type="float">
            <text:p>10,00</text:p>
          </table:table-cell>
          <table:table-cell table:style-name="ce1" table:formula="of:=[.F32]-[.F31]" office:value-type="float" office:value="50" calcext:value-type="float">
            <text:p>50,00</text:p>
          </table:table-cell>
          <table:table-cell table:style-name="ce1" table:formula="of:=[.$J$37]*[$Complementaria.D17]" office:value-type="float" office:value="975" calcext:value-type="float">
            <text:p>975,00</text:p>
          </table:table-cell>
          <table:table-cell table:style-name="ce1" table:formula="of:=(([$Datos.$D$4]+[$Datos.$H$4])-[.J31]*[$Datos.$E$7])/[$Datos.$E$8]" office:value-type="float" office:value="105" calcext:value-type="float">
            <text:p>105,00</text:p>
          </table:table-cell>
          <table:table-cell table:style-name="ce1" table:formula="of:=[.K30]-[.K31]" office:value-type="float" office:value="14.9999999999997" calcext:value-type="float">
            <text:p>15,00</text:p>
          </table:table-cell>
          <table:table-cell table:style-name="ce1" table:formula="of:=[.J32]-[.J31]" office:value-type="float" office:value="75" calcext:value-type="float">
            <text:p>75,00</text:p>
          </table:table-cell>
        </table:table-row>
        <table:table-row table:style-name="ro1">
          <table:table-cell table:number-columns-repeated="5"/>
          <table:table-cell table:style-name="ce1" table:formula="of:=[Complementaria.D18]*[.$F$37]" office:value-type="float" office:value="700" calcext:value-type="float">
            <text:p>700,00</text:p>
          </table:table-cell>
          <table:table-cell table:style-name="ce1" table:formula="of:=([$Datos.$D$4]-[.F32]*[$Datos.$E$7])/[$Datos.$E$8]" office:value-type="float" office:value="60" calcext:value-type="float">
            <text:p>60,00</text:p>
          </table:table-cell>
          <table:table-cell table:style-name="ce1" table:formula="of:=[.G31]-[.G32]" office:value-type="float" office:value="10" calcext:value-type="float">
            <text:p>10,00</text:p>
          </table:table-cell>
          <table:table-cell table:style-name="ce1" table:formula="of:=[.F33]-[.F32]" office:value-type="float" office:value="50" calcext:value-type="float">
            <text:p>50,00</text:p>
          </table:table-cell>
          <table:table-cell table:style-name="ce1" table:formula="of:=[.$J$37]*[$Complementaria.D18]" office:value-type="float" office:value="1050" calcext:value-type="float">
            <text:p>1050,00</text:p>
          </table:table-cell>
          <table:table-cell table:style-name="ce1" table:formula="of:=(([$Datos.$D$4]+[$Datos.$H$4])-[.J32]*[$Datos.$E$7])/[$Datos.$E$8]" office:value-type="float" office:value="90" calcext:value-type="float">
            <text:p>90,00</text:p>
          </table:table-cell>
          <table:table-cell table:style-name="ce1" table:formula="of:=[.K31]-[.K32]" office:value-type="float" office:value="15" calcext:value-type="float">
            <text:p>15,00</text:p>
          </table:table-cell>
          <table:table-cell table:style-name="ce1" table:formula="of:=[.J33]-[.J32]" office:value-type="float" office:value="75" calcext:value-type="float">
            <text:p>75,00</text:p>
          </table:table-cell>
        </table:table-row>
        <table:table-row table:style-name="ro1">
          <table:table-cell table:number-columns-repeated="5"/>
          <table:table-cell table:style-name="ce1" table:formula="of:=[Complementaria.D19]*[.$F$37]" office:value-type="float" office:value="750" calcext:value-type="float">
            <text:p>750,00</text:p>
          </table:table-cell>
          <table:table-cell table:style-name="ce1" table:formula="of:=([$Datos.$D$4]-[.F33]*[$Datos.$E$7])/[$Datos.$E$8]" office:value-type="float" office:value="50" calcext:value-type="float">
            <text:p>50,00</text:p>
          </table:table-cell>
          <table:table-cell table:style-name="ce1" table:formula="of:=[.G32]-[.G33]" office:value-type="float" office:value="10" calcext:value-type="float">
            <text:p>10,00</text:p>
          </table:table-cell>
          <table:table-cell table:style-name="ce1" table:formula="of:=[.F34]-[.F33]" office:value-type="float" office:value="50" calcext:value-type="float">
            <text:p>50,00</text:p>
          </table:table-cell>
          <table:table-cell table:style-name="ce1" table:formula="of:=[.$J$37]*[$Complementaria.D19]" office:value-type="float" office:value="1125" calcext:value-type="float">
            <text:p>1125,00</text:p>
          </table:table-cell>
          <table:table-cell table:style-name="ce1" table:formula="of:=(([$Datos.$D$4]+[$Datos.$H$4])-[.J33]*[$Datos.$E$7])/[$Datos.$E$8]" office:value-type="float" office:value="75" calcext:value-type="float">
            <text:p>75,00</text:p>
          </table:table-cell>
          <table:table-cell table:style-name="ce1" table:formula="of:=[.K32]-[.K33]" office:value-type="float" office:value="15" calcext:value-type="float">
            <text:p>15,00</text:p>
          </table:table-cell>
          <table:table-cell table:style-name="ce1" table:formula="of:=[.J34]-[.J33]" office:value-type="float" office:value="75" calcext:value-type="float">
            <text:p>75,00</text:p>
          </table:table-cell>
        </table:table-row>
        <table:table-row table:style-name="ro1">
          <table:table-cell table:number-columns-repeated="5"/>
          <table:table-cell table:style-name="ce1" table:formula="of:=[Complementaria.D20]*[.$F$37]" office:value-type="float" office:value="800" calcext:value-type="float">
            <text:p>800,00</text:p>
          </table:table-cell>
          <table:table-cell table:style-name="ce1" table:formula="of:=([$Datos.$D$4]-[.F34]*[$Datos.$E$7])/[$Datos.$E$8]" office:value-type="float" office:value="40" calcext:value-type="float">
            <text:p>40,00</text:p>
          </table:table-cell>
          <table:table-cell table:style-name="ce1" table:formula="of:=[.G33]-[.G34]" office:value-type="float" office:value="10" calcext:value-type="float">
            <text:p>10,00</text:p>
          </table:table-cell>
          <table:table-cell table:style-name="ce1" table:formula="of:=[.F35]-[.F34]" office:value-type="float" office:value="50" calcext:value-type="float">
            <text:p>50,00</text:p>
          </table:table-cell>
          <table:table-cell table:style-name="ce1" table:formula="of:=[.$J$37]*[$Complementaria.D20]" office:value-type="float" office:value="1200" calcext:value-type="float">
            <text:p>1200,00</text:p>
          </table:table-cell>
          <table:table-cell table:style-name="ce1" table:formula="of:=(([$Datos.$D$4]+[$Datos.$H$4])-[.J34]*[$Datos.$E$7])/[$Datos.$E$8]" office:value-type="float" office:value="60" calcext:value-type="float">
            <text:p>60,00</text:p>
          </table:table-cell>
          <table:table-cell table:style-name="ce1" table:formula="of:=[.K33]-[.K34]" office:value-type="float" office:value="15" calcext:value-type="float">
            <text:p>15,00</text:p>
          </table:table-cell>
          <table:table-cell table:style-name="ce1" table:formula="of:=[.J35]-[.J34]" office:value-type="float" office:value="75" calcext:value-type="float">
            <text:p>75,00</text:p>
          </table:table-cell>
        </table:table-row>
        <table:table-row table:style-name="ro1">
          <table:table-cell table:number-columns-repeated="5"/>
          <table:table-cell table:style-name="ce1" table:formula="of:=[Complementaria.D21]*[.$F$37]" office:value-type="float" office:value="850" calcext:value-type="float">
            <text:p>850,00</text:p>
          </table:table-cell>
          <table:table-cell table:style-name="ce1" table:formula="of:=([$Datos.$D$4]-[.F35]*[$Datos.$E$7])/[$Datos.$E$8]" office:value-type="float" office:value="30" calcext:value-type="float">
            <text:p>30,00</text:p>
          </table:table-cell>
          <table:table-cell table:style-name="ce1" table:formula="of:=[.G34]-[.G35]" office:value-type="float" office:value="10" calcext:value-type="float">
            <text:p>10,00</text:p>
          </table:table-cell>
          <table:table-cell table:style-name="ce1" table:formula="of:=[.F36]-[.F35]" office:value-type="float" office:value="50" calcext:value-type="float">
            <text:p>50,00</text:p>
          </table:table-cell>
          <table:table-cell table:style-name="ce1" table:formula="of:=[.$J$37]*[$Complementaria.D21]" office:value-type="float" office:value="1275" calcext:value-type="float">
            <text:p>1275,00</text:p>
          </table:table-cell>
          <table:table-cell table:style-name="ce1" table:formula="of:=(([$Datos.$D$4]+[$Datos.$H$4])-[.J35]*[$Datos.$E$7])/[$Datos.$E$8]" office:value-type="float" office:value="45" calcext:value-type="float">
            <text:p>45,00</text:p>
          </table:table-cell>
          <table:table-cell table:style-name="ce1" table:formula="of:=[.K34]-[.K35]" office:value-type="float" office:value="15" calcext:value-type="float">
            <text:p>15,00</text:p>
          </table:table-cell>
          <table:table-cell table:style-name="ce1" table:formula="of:=[.J36]-[.J35]" office:value-type="float" office:value="75" calcext:value-type="float">
            <text:p>75,00</text:p>
          </table:table-cell>
        </table:table-row>
        <table:table-row table:style-name="ro1">
          <table:table-cell table:number-columns-repeated="5"/>
          <table:table-cell table:style-name="ce1" table:formula="of:=[Complementaria.D22]*[.$F$37]" office:value-type="float" office:value="900" calcext:value-type="float">
            <text:p>900,00</text:p>
          </table:table-cell>
          <table:table-cell table:style-name="ce1" table:formula="of:=([$Datos.$D$4]-[.F36]*[$Datos.$E$7])/[$Datos.$E$8]" office:value-type="float" office:value="20" calcext:value-type="float">
            <text:p>20,00</text:p>
          </table:table-cell>
          <table:table-cell table:style-name="ce1" table:formula="of:=[.G35]-[.G36]" office:value-type="float" office:value="10" calcext:value-type="float">
            <text:p>10,00</text:p>
          </table:table-cell>
          <table:table-cell table:style-name="ce1" table:formula="of:=[.F37]-[.F36]" office:value-type="float" office:value="100" calcext:value-type="float">
            <text:p>100,00</text:p>
          </table:table-cell>
          <table:table-cell table:style-name="ce1" table:formula="of:=[.$J$37]*[$Complementaria.D22]" office:value-type="float" office:value="1350" calcext:value-type="float">
            <text:p>1350,00</text:p>
          </table:table-cell>
          <table:table-cell table:style-name="ce1" table:formula="of:=(([$Datos.$D$4]+[$Datos.$H$4])-[.J36]*[$Datos.$E$7])/[$Datos.$E$8]" office:value-type="float" office:value="30" calcext:value-type="float">
            <text:p>30,00</text:p>
          </table:table-cell>
          <table:table-cell table:style-name="ce1" table:formula="of:=[.K35]-[.K36]" office:value-type="float" office:value="15" calcext:value-type="float">
            <text:p>15,00</text:p>
          </table:table-cell>
          <table:table-cell table:style-name="ce1" table:formula="of:=[.J37]-[.J36]" office:value-type="float" office:value="150" calcext:value-type="float">
            <text:p>150,00</text:p>
          </table:table-cell>
        </table:table-row>
        <table:table-row table:style-name="ro1">
          <table:table-cell table:number-columns-repeated="5"/>
          <table:table-cell table:style-name="ce3" table:formula="of:=([Datos.$D$4]-[Datos.$E$8]*[.G37])/[Datos.$E$7]" office:value-type="float" office:value="1000" calcext:value-type="float">
            <text:p>1000,00</text:p>
          </table:table-cell>
          <table:table-cell table:style-name="ce2" office:value-type="float" office:value="0" calcext:value-type="float">
            <text:p>0,00</text:p>
          </table:table-cell>
          <table:table-cell table:style-name="ce1" table:formula="of:=[.G36]-[.G37]" office:value-type="float" office:value="20" calcext:value-type="float">
            <text:p>20,00</text:p>
          </table:table-cell>
          <table:table-cell table:style-name="ce2" office:value-type="string" calcext:value-type="string">
            <text:p>----------------------------------</text:p>
          </table:table-cell>
          <table:table-cell table:style-name="ce3" table:formula="of:=([Datos.$D$4]+[$Datos.H4]-[Datos.$E$8]*[.K37])/[Datos.$E$7]" office:value-type="float" office:value="1500" calcext:value-type="float">
            <text:p>1500,00</text:p>
          </table:table-cell>
          <table:table-cell table:style-name="ce28" office:value-type="float" office:value="0" calcext:value-type="float">
            <text:p>0</text:p>
          </table:table-cell>
          <table:table-cell table:style-name="ce1" table:formula="of:=[.K36]-[.K37]" office:value-type="float" office:value="30" calcext:value-type="float">
            <text:p>30,00</text:p>
          </table:table-cell>
          <table:table-cell table:style-name="ce2" office:value-type="string" calcext:value-type="string">
            <text:p>----------------------------------</text:p>
          </table:table-cell>
        </table:table-row>
      </table:table>
      <table:table table:name="Frontera de Posibilidades de Compra" table:style-name="ta1">
        <table:shapes>
          <draw:frame draw:z-index="0" draw:style-name="gr1" draw:text-style-name="P1" svg:width="16.114cm" svg:height="12.012cm" svg:x="3.15cm" svg:y="2.468cm">
            <draw:object draw:notify-on-update-of-ranges="Principal.F27:Principal.F37 Complementaria.F7:Complementaria.F7 Principal.G27:Principal.G37 Principal.J27:Principal.J37 Complementaria.G7:Complementaria.G7 Principal.K27:Principal.K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Complementaria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Coste de Oportunidad 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P de Compra</text:p>
          </table:table-cell>
          <table:table-cell office:value-type="string" calcext:value-type="string">
            <text:p>FP de Compra Nueva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Nuevo</text:p>
          </table:table-cell>
          <table:table-cell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3"/>
          <table:table-cell office:value-type="float" office:value="0.500000000000001" calcext:value-type="float">
            <text:p>0,5000000000000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50000000000001" calcext:value-type="float">
            <text:p>0,5500000000000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00000000000001" calcext:value-type="float">
            <text:p>0,6000000000000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5" calcext:value-type="float">
            <text:p>0,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" calcext:value-type="float">
            <text:p>0,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5" calcext:value-type="float">
            <text:p>0,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" calcext:value-type="float">
            <text:p>0,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5" calcext:value-type="float">
            <text:p>0,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9" calcext:value-type="float">
            <text:p>0,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/00/0000</text:date>, <text:time style:data-style-name="N2" text:time-value="08:52:17.12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11:16:49.350000000</meta:creation-date>
    <dc:date>2024-10-01T10:25:36.064000000</dc:date>
    <meta:editing-duration>PT3H16M1S</meta:editing-duration>
    <meta:editing-cycles>2</meta:editing-cycles>
    <meta:generator>LibreOffice/7.6.0.3$Windows_X86_64 LibreOffice_project/69edd8b8ebc41d00b4de3915dc82f8f0fc3b6265</meta:generator>
    <meta:document-statistic meta:table-count="4" meta:cell-count="124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115cm" svg:height="12.013cm" xlink:href=".." xlink:type="simple" chart:class="chart:scatter" chart:style-name="ch1">
        <chart:legend chart:legend-position="end" svg:x="11.464cm" svg:y="5.458cm" style:legend-expansion="high" chart:style-name="ch2"/>
        <chart:plot-area chart:style-name="ch3" table:cell-range-address="Principal.F27:Principal.G37 Complementaria.F7:Complementaria.G7 Principal.K27:Principal.K37" chart:data-source-has-labels="row" svg:x="-0.243cm" svg:y="0.808cm" svg:width="16.288cm" svg:height="11.848cm">
          <chart:coordinate-region svg:x="1.04cm" svg:y="1.008cm" svg:width="14.633cm" svg:height="11.0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rincipal.G27:Principal.G37" chart:label-cell-address="Complementaria.F7:Complementaria.F7" chart:class="chart:scatter">
            <chart:domain table:cell-range-address="Principal.F27:Principal.F37"/>
            <chart:data-point chart:repeated="11"/>
          </chart:series>
          <chart:series chart:style-name="ch8" chart:values-cell-range-address="Principal.K27:Principal.K37" chart:label-cell-address="Complementaria.G7:Complementaria.G7" chart:class="chart:scatter">
            <chart:domain table:cell-range-address="Principal.J27:Principal.J37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F</text:p>
              </table:table-cell>
              <table:table-cell office:value-type="string">
                <text:p>FP de Compra</text:p>
                <draw:g>
                  <svg:desc>Complementaria.F7:Complementaria.F7</svg:desc>
                </draw:g>
              </table:table-cell>
              <table:table-cell office:value-type="string">
                <text:p>Columna J</text:p>
              </table:table-cell>
              <table:table-cell office:value-type="string">
                <text:p>FP de Compra Nueva</text:p>
                <draw:g>
                  <svg:desc>Complementaria.G7:Complementaria.G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rincipal.F27:Principal.F37</svg:desc>
                </draw:g>
              </table:table-cell>
              <table:table-cell office:value-type="float" office:value="200">
                <text:p>200</text:p>
                <draw:g>
                  <svg:desc>Principal.G27:Principal.G37</svg:desc>
                </draw:g>
              </table:table-cell>
              <table:table-cell office:value-type="float" office:value="0">
                <text:p>0</text:p>
                <draw:g>
                  <svg:desc>Principal.J27:Principal.J37</svg:desc>
                </draw:g>
              </table:table-cell>
              <table:table-cell office:value-type="float" office:value="300">
                <text:p>300</text:p>
                <draw:g>
                  <svg:desc>Principal.K27:Principal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.000000000001">
                <text:p>500.000000000001</text:p>
              </table:table-cell>
              <table:table-cell office:value-type="float" office:value="99.9999999999998">
                <text:p>99.9999999999998</text:p>
              </table:table-cell>
              <table:table-cell office:value-type="float" office:value="750.000000000002">
                <text:p>750.00000000000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0.000000000001">
                <text:p>550.000000000001</text:p>
              </table:table-cell>
              <table:table-cell office:value-type="float" office:value="89.9999999999998">
                <text:p>89.9999999999998</text:p>
              </table:table-cell>
              <table:table-cell office:value-type="float" office:value="825.000000000002">
                <text:p>825.00000000000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.000000000001">
                <text:p>600.000000000001</text:p>
              </table:table-cell>
              <table:table-cell office:value-type="float" office:value="79.9999999999998">
                <text:p>79.9999999999998</text:p>
              </table:table-cell>
              <table:table-cell office:value-type="float" office:value="900.000000000002">
                <text:p>900.00000000000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0">
                <text:p>650</text:p>
              </table:table-cell>
              <table:table-cell office:value-type="float" office:value="70">
                <text:p>70</text:p>
              </table:table-cell>
              <table:table-cell office:value-type="float" office:value="975">
                <text:p>97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0">
                <text:p>700</text:p>
              </table:table-cell>
              <table:table-cell office:value-type="float" office:value="60">
                <text:p>60</text:p>
              </table:table-cell>
              <table:table-cell office:value-type="float" office:value="1050">
                <text:p>10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0">
                <text:p>750</text:p>
              </table:table-cell>
              <table:table-cell office:value-type="float" office:value="50">
                <text:p>50</text:p>
              </table:table-cell>
              <table:table-cell office:value-type="float" office:value="1125">
                <text:p>11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40">
                <text:p>40</text:p>
              </table:table-cell>
              <table:table-cell office:value-type="float" office:value="1200">
                <text:p>12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0">
                <text:p>850</text:p>
              </table:table-cell>
              <table:table-cell office:value-type="float" office:value="30">
                <text:p>30</text:p>
              </table:table-cell>
              <table:table-cell office:value-type="float" office:value="1275">
                <text:p>12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20">
                <text:p>20</text:p>
              </table:table-cell>
              <table:table-cell office:value-type="float" office:value="1350">
                <text:p>13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